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4d1" draw:fill="none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_20__28_var_29_" svg:stroke-color="#0084d1" draw:fill="none" draw:fill-color="#00dcff" draw:textarea-horizontal-align="justify" draw:textarea-vertical-align="top" draw:auto-grow-height="false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solid" draw:stroke-dash="Fine_20_Dotted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stroke-dash="Fine_20_Dotted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.8cm" svg:height="3.5cm" svg:x="9.7cm" svg:y="3.4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4cm" svg:height="1.527cm" svg:x="9.9cm" svg:y="2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4cm" svg:height="1.527cm" svg:x="9.9cm" svg:y="6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cm" svg:height="0.109cm" svg:x="10.6cm" svg:y="4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cm" svg:height="0.109cm" svg:x="10.6cm" svg:y="5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cm" svg:height="0.109cm" svg:x="10.6cm" svg:y="5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cm" svg:height="0.109cm" svg:x="10.6cm" svg:y="4.6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1" draw:layer="layout" svg:width="1.8cm" svg:height="2.027cm" svg:x="15.6cm" svg:y="3.9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527cm" svg:x="15.8cm" svg:y="3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527cm" svg:x="15.8cm" svg:y="5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4cm" svg:height="8.5cm" svg:x="13.3cm" svg:y="2.3cm">
          <text:p text:style-name="P1">DB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7cm" svg:height="8.5cm" svg:x="1.4cm" svg:y="2.3cm"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cm" svg:height="2.027cm" svg:x="14.2cm" svg:y="26.7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4cm" svg:height="0.871cm" svg:x="2.4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2.8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3.2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3.6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4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1" draw:layer="layout" svg:width="1.4cm" svg:height="1.527cm" svg:x="4.6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527cm" svg:x="14.6cm" svg:y="2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4cm" svg:height="5.4cm" svg:x="10.8cm" svg:y="22.627cm">
          <text:p text:style-name="P1">D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527cm" svg:x="2.1cm" svg:y="8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1cm" svg:y1="5cm" svg:x2="7.5cm" svg:y2="5cm">
          <text:p/>
        </draw:line>
        <draw:line draw:style-name="gr6" draw:text-style-name="P1" draw:layer="layout" svg:x1="1.9cm" svg:y1="9.5cm" svg:x2="0.5cm" svg:y2="9.5cm">
          <text:p/>
        </draw:line>
        <draw:g>
          <draw:custom-shape draw:style-name="gr5" draw:text-style-name="P1" draw:layer="layout" svg:width="0.4cm" svg:height="0.871cm" svg:x="13.5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13.9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14.3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14.7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15.1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1" draw:layer="layout" svg:width="0.4cm" svg:height="0.871cm" svg:x="3.6cm" svg:y="9.0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4cm" svg:y="9.0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4.4cm" svg:y="9.0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4.8cm" svg:y="9.0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5.2cm" svg:y="9.0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1" draw:layer="layout" svg:width="0.4cm" svg:height="0.871cm" svg:x="7.6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8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8.4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8.8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9.2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6" draw:text-style-name="P1" draw:layer="layout" svg:x1="0.9cm" svg:y1="5cm" svg:x2="2.3cm" svg:y2="5cm">
          <text:p/>
        </draw:line>
        <draw:line draw:style-name="gr6" draw:text-style-name="P1" draw:layer="layout" svg:x1="11.6cm" svg:y1="5.1cm" svg:x2="13cm" svg:y2="5.1cm">
          <text:p/>
        </draw:line>
        <draw:custom-shape draw:style-name="gr1" draw:text-style-name="P1" draw:layer="layout" svg:width="1.8cm" svg:height="3.5cm" svg:x="18.1cm" svg:y="2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4cm" svg:height="1.527cm" svg:x="18.3cm" svg:y="2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527cm" svg:x="18.3cm" svg:y="2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9cm" svg:y="2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9cm" svg:y="25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9cm" svg:y="25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9cm" svg:y="2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6.1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6.1cm" svg:y="11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6.1cm" svg:y="12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6.1cm" svg:y="11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.2cm" svg:y1="9.5cm" svg:x2="5.7cm" svg:y2="9.5cm">
          <text:p/>
        </draw:line>
        <draw:custom-shape draw:style-name="gr4" draw:text-style-name="P1" draw:layer="layout" svg:width="10.7cm" svg:height="8.5cm" svg:x="1.4cm" svg:y="12.8cm">
          <text:p text:style-name="P1">Broker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2cm" svg:y1="9.5cm" svg:x2="19cm" svg:y2="9.5cm">
          <text:p/>
        </draw:line>
        <draw:line draw:style-name="gr7" draw:text-style-name="P1" draw:layer="layout" svg:x1="19cm" svg:y1="5cm" svg:x2="19cm" svg:y2="9.5cm">
          <text:p/>
        </draw:line>
        <draw:line draw:style-name="gr7" draw:text-style-name="P1" draw:layer="layout" svg:x1="17.8cm" svg:y1="5cm" svg:x2="19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1T16:55:22.119000000</meta:creation-date>
    <dc:date>2013-12-02T12:39:11.683000000</dc:date>
    <meta:editing-duration>PT1H31M57S</meta:editing-duration>
    <meta:editing-cycles>9</meta:editing-cycles>
    <meta:generator>LibreOffice/4.1.3.2$Windows_x86 LibreOffice_project/70feb7d99726f064edab4605a8ab840c50ec57a</meta:generator>
    <meta:document-statistic meta:object-count="62"/>
  </office:meta>
</office:document-meta>
</file>